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odaci" style:family="table">
      <style:table-properties style:width="6.6931in" table:align="margins"/>
    </style:style>
    <style:style style:name="podaci.A" style:family="table-column">
      <style:table-column-properties style:column-width="3.3465in" style:rel-column-width="32767*"/>
    </style:style>
    <style:style style:name="podaci.A1" style:family="table-cell">
      <style:table-cell-properties fo:padding="0.0201in" fo:border-left="0.1pt solid #000000" fo:border-right="none" fo:border-top="0.1pt solid #000000" fo:border-bottom="0.1pt solid #000000" style:writing-mode="page"/>
    </style:style>
    <style:style style:name="podaci.B1" style:family="table-cell">
      <style:table-cell-properties fo:padding="0.0201in" fo:border="0.1pt solid #000000" style:writing-mode="page"/>
    </style:style>
    <style:style style:name="podaci.A2" style:family="table-cell">
      <style:table-cell-properties fo:padding="0.0201in" fo:border-left="0.1pt solid #000000" fo:border-right="none" fo:border-top="none" fo:border-bottom="0.1pt solid #000000" style:writing-mode="page"/>
    </style:style>
    <style:style style:name="podaci.B2" style:family="table-cell">
      <style:table-cell-properties fo:padding="0.0201in" fo:border-left="0.1pt solid #000000" fo:border-right="0.1pt solid #000000" fo:border-top="none" fo:border-bottom="0.1pt solid #000000" style:writing-mode="page"/>
    </style:style>
    <style:style style:name="evidencija" style:family="table">
      <style:table-properties style:width="6.6931in" table:align="margins"/>
    </style:style>
    <style:style style:name="evidencija.A" style:family="table-column">
      <style:table-column-properties style:column-width="1.1153in" style:rel-column-width="10922*"/>
    </style:style>
    <style:style style:name="evidencija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evidencija.F1" style:family="table-cell">
      <style:table-cell-properties fo:padding="0.0201in" fo:border="0.05pt solid #000000" style:writing-mode="page"/>
    </style:style>
    <style:style style:name="evidencija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evidencija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evidencija.20" style:family="table-row">
      <style:table-row-properties style:min-row-height="0.2639in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ac79" officeooo:paragraph-rsid="0004ac7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4ac79" officeooo:paragraph-rsid="0004ac7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a62ca" officeooo:paragraph-rsid="000a62c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10964" officeooo:paragraph-rsid="00110964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10964" officeooo:paragraph-rsid="0018ede6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8ede6" officeooo:paragraph-rsid="0018ede6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a1d3c" officeooo:paragraph-rsid="001bc4a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b0f00" officeooo:paragraph-rsid="002b0f00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2c16ab" officeooo:paragraph-rsid="002c16ab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2f30c6" officeooo:paragraph-rsid="002f30c6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432be0" officeooo:paragraph-rsid="00432be0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normal" officeooo:rsid="0004ac79" officeooo:paragraph-rsid="0004ac7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04ac79" officeooo:paragraph-rsid="0004ac79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0a62ca" officeooo:paragraph-rsid="000a62ca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10964" officeooo:paragraph-rsid="00110964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f7105" officeooo:paragraph-rsid="001f7105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31a50d" officeooo:paragraph-rsid="0031a50d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31a50d" officeooo:paragraph-rsid="0039cbac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3202ca" officeooo:paragraph-rsid="003202ca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337381" officeooo:paragraph-rsid="00337381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34fc73" officeooo:paragraph-rsid="0034fc73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47ca7c" officeooo:paragraph-rsid="0047ca7c" style:font-size-asian="12.25pt" style:font-weight-asian="normal" style:font-size-complex="14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04ac79" officeooo:paragraph-rsid="0004ac79" style:font-size-asian="12.25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font-size="14pt" officeooo:rsid="000554fb" officeooo:paragraph-rsid="000554fb" style:font-size-asian="12.25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officeooo:rsid="000a62ca" officeooo:paragraph-rsid="000a62ca" style:font-size-asian="12.25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font-size="14pt" officeooo:rsid="000a919e" officeooo:paragraph-rsid="000a919e" style:font-size-asian="12.25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fo:font-size="14pt" officeooo:rsid="000b34db" officeooo:paragraph-rsid="000b34db" style:font-size-asian="12.25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font-size="14pt" officeooo:rsid="000b8993" officeooo:paragraph-rsid="000b8993" style:font-size-asian="12.25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font-size="14pt" officeooo:rsid="000d7902" officeooo:paragraph-rsid="000d7902" style:font-size-asian="12.25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fo:font-size="14pt" officeooo:rsid="000f05bc" officeooo:paragraph-rsid="000f05bc" style:font-size-asian="12.25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fo:font-size="14pt" officeooo:rsid="00105684" officeooo:paragraph-rsid="00105684" style:font-size-asian="12.25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fo:font-size="14pt" officeooo:rsid="00110964" officeooo:paragraph-rsid="00110964" style:font-size-asian="12.25pt" style:font-size-complex="14pt"/>
    </style:style>
    <style:style style:name="T1" style:family="text">
      <style:text-properties officeooo:rsid="000a919e"/>
    </style:style>
    <style:style style:name="T2" style:family="text">
      <style:text-properties officeooo:rsid="000d7902"/>
    </style:style>
    <style:style style:name="T3" style:family="text">
      <style:text-properties officeooo:rsid="00105684"/>
    </style:style>
    <style:style style:name="T4" style:family="text">
      <style:text-properties officeooo:rsid="0011096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919e" style:font-weight-asian="normal" style:font-weight-complex="normal"/>
    </style:style>
    <style:style style:name="T7" style:family="text">
      <style:text-properties fo:font-weight="normal" officeooo:rsid="000b8993" style:font-weight-asian="normal" style:font-weight-complex="normal"/>
    </style:style>
    <style:style style:name="T8" style:family="text">
      <style:text-properties fo:font-weight="normal" officeooo:rsid="00105684" style:font-weight-asian="normal" style:font-weight-complex="normal"/>
    </style:style>
    <style:style style:name="T9" style:family="text">
      <style:text-properties fo:font-weight="normal" officeooo:rsid="002d5481" style:font-weight-asian="normal" style:font-weight-complex="normal"/>
    </style:style>
    <style:style style:name="T10" style:family="text">
      <style:text-properties fo:font-weight="normal" officeooo:rsid="000d7902" style:font-weight-asian="normal" style:font-weight-complex="normal"/>
    </style:style>
    <style:style style:name="T11" style:family="text">
      <style:text-properties fo:font-weight="normal" officeooo:rsid="000f05bc" style:font-weight-asian="normal" style:font-weight-complex="normal"/>
    </style:style>
    <style:style style:name="T12" style:family="text">
      <style:text-properties fo:font-weight="normal" officeooo:rsid="003f24f4" style:font-weight-asian="normal" style:font-weight-complex="normal"/>
    </style:style>
    <style:style style:name="T13" style:family="text">
      <style:text-properties fo:font-weight="normal" officeooo:rsid="002b0f00" style:font-weight-asian="normal" style:font-weight-complex="normal"/>
    </style:style>
    <style:style style:name="T14" style:family="text">
      <style:text-properties officeooo:rsid="0013a369"/>
    </style:style>
    <style:style style:name="T15" style:family="text">
      <style:text-properties officeooo:rsid="001a1d3c"/>
    </style:style>
    <style:style style:name="T16" style:family="text">
      <style:text-properties officeooo:rsid="002b0f00"/>
    </style:style>
    <style:style style:name="T17" style:family="text">
      <style:text-properties officeooo:rsid="004bd1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ACIJA</text:p>
      <text:p text:style-name="P12">Programski prevodioci – predmetni zadatak</text:p>
      <text:p text:style-name="P12"/>
      <text:p text:style-name="P2">Osnovni podaci</text:p>
      <text:p text:style-name="P2"/>
      <table:table table:name="podaci" table:style-name="podaci">
        <table:table-column table:style-name="podaci.A" table:number-columns-repeated="2"/>
        <table:table-row>
          <table:table-cell table:style-name="podaci.A1" office:value-type="string">
            <text:p text:style-name="P24">Broj indeksa</text:p>
          </table:table-cell>
          <table:table-cell table:style-name="podaci.B1" office:value-type="string">
            <text:p text:style-name="P24">PR34-2018</text:p>
          </table:table-cell>
        </table:table-row>
        <table:table-row>
          <table:table-cell table:style-name="podaci.A2" office:value-type="string">
            <text:p text:style-name="P24">Ime i prezime</text:p>
          </table:table-cell>
          <table:table-cell table:style-name="podaci.B2" office:value-type="string">
            <text:p text:style-name="P24">Aleksandar Stamenković</text:p>
          </table:table-cell>
        </table:table-row>
        <table:table-row>
          <table:table-cell table:style-name="podaci.A2" office:value-type="string">
            <text:p text:style-name="P24">Šifra zadatka</text:p>
          </table:table-cell>
          <table:table-cell table:style-name="podaci.B2" office:value-type="string">
            <text:p text:style-name="P23">PP-lg7S</text:p>
          </table:table-cell>
        </table:table-row>
        <table:table-row>
          <table:table-cell table:style-name="podaci.A2" office:value-type="string">
            <text:p text:style-name="P25">Kontrolna tačka</text:p>
          </table:table-cell>
          <table:table-cell table:style-name="podaci.B2" office:value-type="string">
            <text:p text:style-name="P25">Prva (Kontrolna tačka I)</text:p>
          </table:table-cell>
        </table:table-row>
      </table:table>
      <text:p text:style-name="P13"/>
      <text:p text:style-name="P3">Evidencija implementiranog dela</text:p>
      <text:p text:style-name="P3"/>
      <table:table table:name="evidencija" table:style-name="evidencija">
        <table:table-column table:style-name="evidencija.A" table:number-columns-repeated="6"/>
        <table:table-row>
          <table:table-cell table:style-name="evidencija.A1" office:value-type="string">
            <text:p text:style-name="P23"/>
          </table:table-cell>
          <table:table-cell table:style-name="evidencija.A1" office:value-type="string">
            <text:p text:style-name="P23"/>
          </table:table-cell>
          <table:table-cell table:style-name="evidencija.A1" office:value-type="string">
            <text:p text:style-name="P26">Zadatak</text:p>
          </table:table-cell>
          <table:table-cell table:style-name="evidencija.A1" office:value-type="string">
            <text:p text:style-name="P26">SIN</text:p>
          </table:table-cell>
          <table:table-cell table:style-name="evidencija.A1" office:value-type="string">
            <text:p text:style-name="P26">SEM</text:p>
          </table:table-cell>
          <table:table-cell table:style-name="evidencija.F1" office:value-type="string">
            <text:p text:style-name="P26">GK</text:p>
          </table:table-cell>
        </table:table-row>
        <table:table-row>
          <table:table-cell table:style-name="evidencija.A2" table:number-rows-spanned="16" office:value-type="string">
            <text:p text:style-name="P32">Zajednički deo</text:p>
          </table:table-cell>
          <table:table-cell table:style-name="evidencija.A2" office:value-type="string">
            <text:p text:style-name="P26">1</text:p>
          </table:table-cell>
          <table:table-cell table:style-name="evidencija.A2" office:value-type="string">
            <text:p text:style-name="P26">miniC</text:p>
          </table:table-cell>
          <table:table-cell table:style-name="evidencija.A2" office:value-type="string">
            <text:p text:style-name="P27">+</text:p>
          </table:table-cell>
          <table:table-cell table:style-name="evidencija.A2" office:value-type="string">
            <text:p text:style-name="P27">+</text:p>
          </table:table-cell>
          <table:table-cell table:style-name="evidencija.F2" office:value-type="string">
            <text:p text:style-name="P23"/>
          </table:table-cell>
        </table:table-row>
        <table:table-row>
          <table:covered-table-cell/>
          <table:table-cell table:style-name="evidencija.A2" office:value-type="string">
            <text:p text:style-name="P26">2</text:p>
          </table:table-cell>
          <table:table-cell table:style-name="evidencija.A2" office:value-type="string">
            <text:p text:style-name="P27"><text:span text:style-name="T15">F</text:span>unkcije</text:p>
          </table:table-cell>
          <table:table-cell table:style-name="evidencija.A2" office:value-type="string">
            <text:p text:style-name="P32">+</text:p>
          </table:table-cell>
          <table:table-cell table:style-name="evidencija.A2" office:value-type="string">
            <text:p text:style-name="P32">+</text:p>
          </table:table-cell>
          <table:table-cell table:style-name="evidencija.F2" office:value-type="string">
            <text:p text:style-name="P23"/>
          </table:table-cell>
        </table:table-row>
        <table:table-row>
          <table:covered-table-cell/>
          <table:table-cell table:style-name="evidencija.A2" office:value-type="string">
            <text:p text:style-name="P26">3</text:p>
          </table:table-cell>
          <table:table-cell table:style-name="evidencija.A2" office:value-type="string">
            <text:p text:style-name="P27"><text:span text:style-name="T15">I</text:span>dentifikatori</text:p>
          </table:table-cell>
          <table:table-cell table:style-name="evidencija.A2" office:value-type="string">
            <text:p text:style-name="P32">+</text:p>
          </table:table-cell>
          <table:table-cell table:style-name="evidencija.A2" office:value-type="string">
            <text:p text:style-name="P32">+</text:p>
          </table:table-cell>
          <table:table-cell table:style-name="evidencija.F2" office:value-type="string">
            <text:p text:style-name="P23"/>
          </table:table-cell>
        </table:table-row>
        <table:table-row>
          <table:covered-table-cell/>
          <table:table-cell table:style-name="evidencija.A2" office:value-type="string">
            <text:p text:style-name="P26">4</text:p>
          </table:table-cell>
          <table:table-cell table:style-name="evidencija.A2" office:value-type="string">
            <text:p text:style-name="P27">Relacioni opeartori</text:p>
          </table:table-cell>
          <table:table-cell table:style-name="evidencija.A2" office:value-type="string">
            <text:p text:style-name="P32">+</text:p>
          </table:table-cell>
          <table:table-cell table:style-name="evidencija.A2" office:value-type="string">
            <text:p text:style-name="P32">+</text:p>
          </table:table-cell>
          <table:table-cell table:style-name="evidencija.F2" office:value-type="string">
            <text:p text:style-name="P23"/>
          </table:table-cell>
        </table:table-row>
        <table:table-row>
          <table:covered-table-cell/>
          <table:table-cell table:style-name="evidencija.A2" office:value-type="string">
            <text:p text:style-name="P26">5</text:p>
          </table:table-cell>
          <table:table-cell table:style-name="evidencija.A2" office:value-type="string">
            <text:p text:style-name="P27">Operatori za sabiranje i oduzimanje</text:p>
          </table:table-cell>
          <table:table-cell table:style-name="evidencija.A2" office:value-type="string">
            <text:p text:style-name="P32">+</text:p>
          </table:table-cell>
          <table:table-cell table:style-name="evidencija.A2" office:value-type="string">
            <text:p text:style-name="P32">+</text:p>
          </table:table-cell>
          <table:table-cell table:style-name="evidencija.F2" office:value-type="string">
            <text:p text:style-name="P23"/>
          </table:table-cell>
        </table:table-row>
        <table:table-row>
          <table:covered-table-cell/>
          <table:table-cell table:style-name="evidencija.A2" office:value-type="string">
            <text:p text:style-name="P26">6</text:p>
          </table:table-cell>
          <table:table-cell table:style-name="evidencija.A2" office:value-type="string">
            <text:p text:style-name="P27">If-else iskaz</text:p>
          </table:table-cell>
          <table:table-cell table:style-name="evidencija.A2" office:value-type="string">
            <text:p text:style-name="P32">+</text:p>
          </table:table-cell>
          <table:table-cell table:style-name="evidencija.A2" office:value-type="string">
            <text:p text:style-name="P32">+</text:p>
          </table:table-cell>
          <table:table-cell table:style-name="evidencija.F2" office:value-type="string">
            <text:p text:style-name="P23"/>
          </table:table-cell>
        </table:table-row>
        <table:table-row>
          <table:covered-table-cell/>
          <table:table-cell table:style-name="evidencija.A2" office:value-type="string">
            <text:p text:style-name="P26">7</text:p>
          </table:table-cell>
          <table:table-cell table:style-name="evidencija.A2" office:value-type="string">
            <text:p text:style-name="P27">Komentari (jednolinijski <text:s/>i višelinijski)</text:p>
          </table:table-cell>
          <table:table-cell table:style-name="evidencija.A2" office:value-type="string">
            <text:p text:style-name="P32">+</text:p>
          </table:table-cell>
          <table:table-cell table:style-name="evidencija.A2" office:value-type="string">
            <text:p text:style-name="P32">+</text:p>
          </table:table-cell>
          <table:table-cell table:style-name="evidencija.F2" office:value-type="string">
            <text:p text:style-name="P23"/>
          </table:table-cell>
        </table:table-row>
        <table:table-row>
          <table:covered-table-cell/>
          <table:table-cell table:style-name="evidencija.A2" office:value-type="string">
            <text:p text:style-name="P26">8</text:p>
          </table:table-cell>
          <table:table-cell table:style-name="evidencija.A2" office:value-type="string">
            <text:p text:style-name="P27">Tipovi podataka: int, unsigned, void</text:p>
          </table:table-cell>
          <table:table-cell table:style-name="evidencija.A2" office:value-type="string">
            <text:p text:style-name="P32">+</text:p>
          </table:table-cell>
          <table:table-cell table:style-name="evidencija.A2" office:value-type="string">
            <text:p text:style-name="P32">+</text:p>
          </table:table-cell>
          <table:table-cell table:style-name="evidencija.F2" office:value-type="string">
            <text:p text:style-name="P23"/>
          </table:table-cell>
        </table:table-row>
        <table:table-row>
          <table:covered-table-cell/>
          <table:table-cell table:style-name="evidencija.A2" office:value-type="string">
            <text:p text:style-name="P26">9</text:p>
          </table:table-cell>
          <table:table-cell table:style-name="evidencija.A2" office:value-type="string">
            <text:p text:style-name="P27">Izraz za dodelu</text:p>
          </table:table-cell>
          <table:table-cell table:style-name="evidencija.A2" office:value-type="string">
            <text:p text:style-name="P32">+</text:p>
          </table:table-cell>
          <table:table-cell table:style-name="evidencija.A2" office:value-type="string">
            <text:p text:style-name="P32">+</text:p>
          </table:table-cell>
          <table:table-cell table:style-name="evidencija.F2" office:value-type="string">
            <text:p text:style-name="P23"/>
          </table:table-cell>
        </table:table-row>
        <table:table-row>
          <table:covered-table-cell/>
          <table:table-cell table:style-name="evidencija.A2" office:value-type="string">
            <text:p text:style-name="P28">10</text:p>
          </table:table-cell>
          <table:table-cell table:style-name="evidencija.A2" office:value-type="string">
            <text:p text:style-name="P29">Return iskaz</text:p>
          </table:table-cell>
          <table:table-cell table:style-name="evidencija.A2" office:value-type="string">
            <text:p text:style-name="P32">+</text:p>
          </table:table-cell>
          <table:table-cell table:style-name="evidencija.A2" office:value-type="string">
            <text:p text:style-name="P32">+</text:p>
          </table:table-cell>
          <table:table-cell table:style-name="evidencija.F2" office:value-type="string">
            <text:p text:style-name="P23"/>
          </table:table-cell>
        </table:table-row>
        <table:table-row>
          <table:covered-table-cell/>
          <table:table-cell table:style-name="evidencija.A2" office:value-type="string">
            <text:p text:style-name="P28">11</text:p>
          </table:table-cell>
          <table:table-cell table:style-name="evidencija.A2" office:value-type="string">
            <text:p text:style-name="P29">Postinkrement operator</text:p>
          </table:table-cell>
          <table:table-cell table:style-name="evidencija.A2" office:value-type="string">
            <text:p text:style-name="P32">+</text:p>
          </table:table-cell>
          <table:table-cell table:style-name="evidencija.A2" office:value-type="string">
            <text:p text:style-name="P32">+</text:p>
          </table:table-cell>
          <table:table-cell table:style-name="evidencija.F2" office:value-type="string">
            <text:p text:style-name="P23"/>
          </table:table-cell>
        </table:table-row>
        <table:table-row>
          <table:covered-table-cell/>
          <table:table-cell table:style-name="evidencija.A2" office:value-type="string">
            <text:p text:style-name="P28">12</text:p>
          </table:table-cell>
          <table:table-cell table:style-name="evidencija.A2" office:value-type="string">
            <text:p text:style-name="P29">Funkcije sa više parametara <text:span text:style-name="T3">(definisanje i pozivanje)</text:span></text:p>
          </table:table-cell>
          <table:table-cell table:style-name="evidencija.A2" office:value-type="string">
            <text:p text:style-name="P32">+</text:p>
          </table:table-cell>
          <table:table-cell table:style-name="evidencija.A2" office:value-type="string">
            <text:p text:style-name="P32">+</text:p>
          </table:table-cell>
          <table:table-cell table:style-name="evidencija.F2" office:value-type="string">
            <text:p text:style-name="P23"/>
          </table:table-cell>
        </table:table-row>
        <table:table-row>
          <table:covered-table-cell/>
          <table:table-cell table:style-name="evidencija.A2" office:value-type="string">
            <text:p text:style-name="P28">13</text:p>
          </table:table-cell>
          <table:table-cell table:style-name="evidencija.A2" office:value-type="string">
            <text:p text:style-name="P30">Deklarisanje više <text:soft-page-break/>promenljivih</text:p>
          </table:table-cell>
          <table:table-cell table:style-name="evidencija.A2" office:value-type="string">
            <text:p text:style-name="P32">+</text:p>
          </table:table-cell>
          <table:table-cell table:style-name="evidencija.A2" office:value-type="string">
            <text:p text:style-name="P32">+</text:p>
          </table:table-cell>
          <table:table-cell table:style-name="evidencija.F2" office:value-type="string">
            <text:p text:style-name="P23"/>
          </table:table-cell>
        </table:table-row>
        <table:table-row>
          <table:covered-table-cell/>
          <table:table-cell table:style-name="evidencija.A2" office:value-type="string">
            <text:p text:style-name="P28">14</text:p>
          </table:table-cell>
          <table:table-cell table:style-name="evidencija.A2" office:value-type="string">
            <text:p text:style-name="P30">Definisanje i promenljivih </text:p>
          </table:table-cell>
          <table:table-cell table:style-name="evidencija.A2" office:value-type="string">
            <text:p text:style-name="P32">+</text:p>
          </table:table-cell>
          <table:table-cell table:style-name="evidencija.A2" office:value-type="string">
            <text:p text:style-name="P32">+</text:p>
          </table:table-cell>
          <table:table-cell table:style-name="evidencija.F2" office:value-type="string">
            <text:p text:style-name="P23"/>
          </table:table-cell>
        </table:table-row>
        <table:table-row>
          <table:covered-table-cell/>
          <table:table-cell table:style-name="evidencija.A2" office:value-type="string">
            <text:p text:style-name="P30">15</text:p>
          </table:table-cell>
          <table:table-cell table:style-name="evidencija.A2" office:value-type="string">
            <text:p text:style-name="P30">Jednoznačnost lokalnih identifikatora</text:p>
          </table:table-cell>
          <table:table-cell table:style-name="evidencija.A2" office:value-type="string">
            <text:p text:style-name="P32">+</text:p>
          </table:table-cell>
          <table:table-cell table:style-name="evidencija.A2" office:value-type="string">
            <text:p text:style-name="P32">+</text:p>
          </table:table-cell>
          <table:table-cell table:style-name="evidencija.F2" office:value-type="string">
            <text:p text:style-name="P23"/>
          </table:table-cell>
        </table:table-row>
        <table:table-row>
          <table:covered-table-cell/>
          <table:table-cell table:style-name="evidencija.A2" office:value-type="string">
            <text:p text:style-name="P31">16</text:p>
          </table:table-cell>
          <table:table-cell table:style-name="evidencija.A2" office:value-type="string">
            <text:p text:style-name="P31">Zabranjena redefinicija/redeklaracija promenljive</text:p>
          </table:table-cell>
          <table:table-cell table:style-name="evidencija.A2" office:value-type="string">
            <text:p text:style-name="P32">+</text:p>
          </table:table-cell>
          <table:table-cell table:style-name="evidencija.A2" office:value-type="string">
            <text:p text:style-name="P32">+</text:p>
          </table:table-cell>
          <table:table-cell table:style-name="evidencija.F2" office:value-type="string">
            <text:p text:style-name="P23"/>
          </table:table-cell>
        </table:table-row>
        <table:table-row>
          <table:table-cell table:style-name="evidencija.A2" table:number-rows-spanned="3" office:value-type="string">
            <text:p text:style-name="P32">Pojedinačni deo</text:p>
          </table:table-cell>
          <table:table-cell table:style-name="evidencija.A2" office:value-type="string">
            <text:p text:style-name="P32">1.</text:p>
          </table:table-cell>
          <table:table-cell table:style-name="evidencija.A2" office:value-type="string">
            <text:p text:style-name="P32">Logički operatori i uslovni iska<text:span text:style-name="T4">z</text:span>i <text:span text:style-name="T4">(AND, OR)</text:span></text:p>
          </table:table-cell>
          <table:table-cell table:style-name="evidencija.A2" office:value-type="string">
            <text:p text:style-name="P32">+</text:p>
          </table:table-cell>
          <table:table-cell table:style-name="evidencija.A2" office:value-type="string">
            <text:p text:style-name="P32">+</text:p>
          </table:table-cell>
          <table:table-cell table:style-name="evidencija.F2" office:value-type="string">
            <text:p text:style-name="P23"/>
          </table:table-cell>
        </table:table-row>
        <table:table-row>
          <table:covered-table-cell/>
          <table:table-cell table:style-name="evidencija.A2" office:value-type="string">
            <text:p text:style-name="P32">2.</text:p>
          </table:table-cell>
          <table:table-cell table:style-name="evidencija.A2" office:value-type="string">
            <text:p text:style-name="P32">Para iskaz</text:p>
          </table:table-cell>
          <table:table-cell table:style-name="evidencija.A2" office:value-type="string">
            <text:p text:style-name="P32">+</text:p>
          </table:table-cell>
          <table:table-cell table:style-name="evidencija.A2" office:value-type="string">
            <text:p text:style-name="P32">+</text:p>
          </table:table-cell>
          <table:table-cell table:style-name="evidencija.F2" office:value-type="string">
            <text:p text:style-name="P23"/>
          </table:table-cell>
        </table:table-row>
        <table:table-row table:style-name="evidencija.20">
          <table:covered-table-cell/>
          <table:table-cell table:style-name="evidencija.A2" office:value-type="string">
            <text:p text:style-name="P32">3.</text:p>
          </table:table-cell>
          <table:table-cell table:style-name="evidencija.A2" office:value-type="string">
            <text:p text:style-name="P32">Branch iskaz</text:p>
          </table:table-cell>
          <table:table-cell table:style-name="evidencija.A2" office:value-type="string">
            <text:p text:style-name="P32">+</text:p>
          </table:table-cell>
          <table:table-cell table:style-name="evidencija.A2" office:value-type="string">
            <text:p text:style-name="P32">+</text:p>
          </table:table-cell>
          <table:table-cell table:style-name="evidencija.F2" office:value-type="string">
            <text:p text:style-name="P23"/>
          </table:table-cell>
        </table:table-row>
        <table:table-row table:style-name="evidencija.20">
          <table:table-cell table:style-name="evidencija.A2" table:number-rows-spanned="4" office:value-type="string">
            <text:p text:style-name="P33">Dodatni deo</text:p>
          </table:table-cell>
          <table:table-cell table:style-name="evidencija.A2" office:value-type="string">
            <text:p text:style-name="P33">1.</text:p>
          </table:table-cell>
          <table:table-cell table:style-name="evidencija.A2" office:value-type="string">
            <text:p text:style-name="P33">Bool tip (sa operacijama: NOT, XOR)</text:p>
          </table:table-cell>
          <table:table-cell table:style-name="evidencija.A2" office:value-type="string">
            <text:p text:style-name="P33">+</text:p>
          </table:table-cell>
          <table:table-cell table:style-name="evidencija.A2" office:value-type="string">
            <text:p text:style-name="P33">+</text:p>
          </table:table-cell>
          <table:table-cell table:style-name="evidencija.F2" office:value-type="string">
            <text:p text:style-name="P23"/>
          </table:table-cell>
        </table:table-row>
        <table:table-row table:style-name="evidencija.20">
          <table:covered-table-cell/>
          <table:table-cell table:style-name="evidencija.A2" office:value-type="string">
            <text:p text:style-name="P33">2.</text:p>
          </table:table-cell>
          <table:table-cell table:style-name="evidencija.A2" office:value-type="string">
            <text:p text:style-name="P33">preinkrement</text:p>
          </table:table-cell>
          <table:table-cell table:style-name="evidencija.A2" office:value-type="string">
            <text:p text:style-name="P33">+</text:p>
          </table:table-cell>
          <table:table-cell table:style-name="evidencija.A2" office:value-type="string">
            <text:p text:style-name="P33">+</text:p>
          </table:table-cell>
          <table:table-cell table:style-name="evidencija.F2" office:value-type="string">
            <text:p text:style-name="P23"/>
          </table:table-cell>
        </table:table-row>
        <table:table-row table:style-name="evidencija.20">
          <table:covered-table-cell/>
          <table:table-cell table:style-name="evidencija.A2" office:value-type="string">
            <text:p text:style-name="P33">3.</text:p>
          </table:table-cell>
          <table:table-cell table:style-name="evidencija.A2" office:value-type="string">
            <text:p text:style-name="P33">Heksadecimalni broj</text:p>
          </table:table-cell>
          <table:table-cell table:style-name="evidencija.A2" office:value-type="string">
            <text:p text:style-name="P33">+</text:p>
          </table:table-cell>
          <table:table-cell table:style-name="evidencija.A2" office:value-type="string">
            <text:p text:style-name="P33">+</text:p>
          </table:table-cell>
          <table:table-cell table:style-name="evidencija.F2" office:value-type="string">
            <text:p text:style-name="P23"/>
          </table:table-cell>
        </table:table-row>
        <table:table-row table:style-name="evidencija.20">
          <table:covered-table-cell/>
          <table:table-cell table:style-name="evidencija.A2" office:value-type="string">
            <text:p text:style-name="P33">4.</text:p>
          </table:table-cell>
          <table:table-cell table:style-name="evidencija.A2" office:value-type="string">
            <text:p text:style-name="P33">Binarni broj</text:p>
          </table:table-cell>
          <table:table-cell table:style-name="evidencija.A2" office:value-type="string">
            <text:p text:style-name="P33">+</text:p>
          </table:table-cell>
          <table:table-cell table:style-name="evidencija.A2" office:value-type="string">
            <text:p text:style-name="P33">+</text:p>
          </table:table-cell>
          <table:table-cell table:style-name="evidencija.F2" office:value-type="string">
            <text:p text:style-name="P23"/>
          </table:table-cell>
        </table:table-row>
      </table:table>
      <text:p text:style-name="P14"/>
      <text:p text:style-name="P4">Detalji implementacije:</text:p>
      <text:p text:style-name="P4"/>
      <text:p text:style-name="P15">Naziv jezika je: ‘Sara’, <text:span text:style-name="T14">ekstenzija je: ‘.sa’</text:span></text:p>
      <text:p text:style-name="P4"/>
      <text:p text:style-name="P4"><text:tab/>Zajednički deo:</text:p>
      <text:p text:style-name="P4"><text:tab/></text:p>
      <text:p text:style-name="P5"><text:span text:style-name="T5">1. miniC:</text:span></text:p>
      <text:p text:style-name="P6"><text:span text:style-name="T5">2. Funkcije:</text:span></text:p>
      <text:p text:style-name="P6"><text:span text:style-name="T5">3. Identifikatori:</text:span></text:p>
      <text:p text:style-name="P6"><text:span text:style-name="T5">5. Operatori za sabiranje i oduzimanje:</text:span></text:p>
      <text:p text:style-name="P7"><text:span text:style-name="T5">8. </text:span><text:span text:style-name="T6">Tipovi podataka: int, unsigned, void :</text:span></text:p>
      <text:p text:style-name="P16">9. <text:span text:style-name="T1">Izraz za dodelu:</text:span></text:p>
      <text:p text:style-name="P16">10. Return iskaz:</text:p>
      <text:p text:style-name="P16">13. <text:span text:style-name="T2">Deklarisanje više promenljivih:</text:span></text:p>
      <text:p text:style-name="P16">14. <text:span text:style-name="T2">Definisanje i promenljivih:</text:span></text:p>
      <text:p text:style-name="P7"><text:tab/><text:span text:style-name="T5">Test fajlovi: svi (tj. velika većina)</text:span></text:p>
      <text:p text:style-name="P6"><text:span text:style-name="T5"/></text:p>
      <text:p text:style-name="P8"><text:span text:style-name="T5">4. Relacioni operatori:</text:span></text:p>
      <text:p text:style-name="P8"><text:span text:style-name="T5"><text:tab/>Test fajlovi: test_5.sa</text:span></text:p>
      <text:p text:style-name="P8"><text:soft-page-break/><text:span text:style-name="T5"/></text:p>
      <text:p text:style-name="P8"><text:span text:style-name="T5">6. If-else iskaz:</text:span></text:p>
      <text:p text:style-name="P8"><text:span text:style-name="T5"><text:tab/>Test fajlovi: test-semerr6.sa , test_5.sa</text:span></text:p>
      <text:p text:style-name="P8"><text:span text:style-name="T5"/></text:p>
      <text:p text:style-name="P8"><text:span text:style-name="T5">7. </text:span><text:span text:style-name="T6">Komentari (jednolinijski <text:s/>i višelinijski):</text:span></text:p>
      <text:p text:style-name="P8"><text:span text:style-name="T6"><text:tab/></text:span><text:span text:style-name="T5">Test fajlovi: test_kom1.sa</text:span></text:p>
      <text:p text:style-name="P8"><text:span text:style-name="T5"/></text:p>
      <text:p text:style-name="P8"><text:span text:style-name="T5">11. </text:span><text:span text:style-name="T7">Postinkrement operator:</text:span></text:p>
      <text:p text:style-name="P8"><text:span text:style-name="T7"><text:tab/></text:span><text:span text:style-name="T5">Test fajlovi: test_1.sa, test_2.sa, test_5.sa</text:span></text:p>
      <text:p text:style-name="P8"><text:span text:style-name="T5"/></text:p>
      <text:p text:style-name="P9"><text:span text:style-name="T5">12. </text:span><text:span text:style-name="T7">Funkcije sa više parametara </text:span><text:span text:style-name="T8">(definisanje i pozivanje):</text:span></text:p>
      <text:p text:style-name="P9"><text:span text:style-name="T8"><text:tab/></text:span><text:span text:style-name="T9">Test fajlovi: </text:span><text:span text:style-name="T5">test_2.sa</text:span></text:p>
      <text:p text:style-name="P9"><text:span text:style-name="T5"/></text:p>
      <text:p text:style-name="P10"><text:span text:style-name="T5">15. </text:span><text:span text:style-name="T10">Jednoznačnost lokalnih identifikatora:</text:span></text:p>
      <text:p text:style-name="P10"><text:span text:style-name="T10">1</text:span><text:span text:style-name="T5">6. </text:span><text:span text:style-name="T11">Zabranjena redefinicija/redeklaracija promenljive:</text:span></text:p>
      <text:p text:style-name="P10"><text:span text:style-name="T11"><text:tab/></text:span><text:span text:style-name="T5">Test fajlovi: test_semerr5.sa</text:span></text:p>
      <text:p text:style-name="P10"><text:span text:style-name="T11"/></text:p>
      <text:p text:style-name="P6"><text:span text:style-name="T5"><text:tab/></text:span><text:span text:style-name="T16">Pojedinačan deo:</text:span></text:p>
      <text:p text:style-name="P6"/>
      <text:p text:style-name="P18">1. <text:span text:style-name="T3">Logički operatori i uslovni iska</text:span><text:span text:style-name="T4">z</text:span><text:span text:style-name="T3">i </text:span><text:span text:style-name="T4">(AND, OR)</text:span>:</text:p>
      <text:p text:style-name="P17"><text:tab/>Test fajlovi: test_5.sa</text:p>
      <text:p text:style-name="P19"/>
      <text:p text:style-name="P19">2. Para iskaz:</text:p>
      <text:p text:style-name="P19"><text:tab/>Test fajlovi: test_3.sa</text:p>
      <text:p text:style-name="P19"/>
      <text:p text:style-name="P19">3. Branch iskaz:</text:p>
      <text:p text:style-name="P19"><text:tab/>Test fajlovi: test_4.sa</text:p>
      <text:p text:style-name="P6"/>
      <text:p text:style-name="P6"><text:tab/><text:span text:style-name="T16">Dodatni deo:</text:span></text:p>
      <text:p text:style-name="P6"/>
      <text:p text:style-name="P21">1. Bool tip <text:span text:style-name="T4">(sa operacijama: NOT, XOR): </text:span></text:p>
      <text:p text:style-name="P6"><text:tab/><text:span text:style-name="T12">Test fajlovi: Između ostalih najviše vidljivo u : test_5.sa</text:span></text:p>
      <text:p text:style-name="P11"><text:span text:style-name="T12"/></text:p>
      <text:p text:style-name="P11"><text:span text:style-name="T12">2. </text:span><text:span text:style-name="T5">Preinkrement:</text:span></text:p>
      <text:p text:style-name="P11"><text:span text:style-name="T5"><text:tab/></text:span><text:span text:style-name="T13">Test fajlovi: test_1.sa, test_2.sa, test_5.sa</text:span></text:p>
      <text:p text:style-name="P6"><text:span text:style-name="T12"/></text:p>
      <text:p text:style-name="P20">3. Heksadecimalni broj:</text:p>
      <text:p text:style-name="P20">4. Binarni broj:</text:p>
      <text:p text:style-name="P20"><text:tab/>Test fajlovi: test_6.sa</text:p>
      <text:p text:style-name="P20"/>
      <text:p text:style-name="P20"/>
      <text:p text:style-name="P22">Napomena: Pored navedeni<text:span text:style-name="T17">h</text:span> test fajlova, postoji još nekoliko koji uglavnom pokrivaju sintaksne i semantičke greške, kao i upozorenj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20:02:54.123118333</meta:creation-date>
    <dc:date>2020-12-06T21:40:02.017270426</dc:date>
    <meta:editing-duration>PT53M57S</meta:editing-duration>
    <meta:editing-cycles>31</meta:editing-cycles>
    <meta:generator>LibreOffice/6.4.6.2$Linux_X86_64 LibreOffice_project/40$Build-2</meta:generator>
    <meta:print-date>2020-12-06T21:39:17.004962681</meta:print-date>
    <meta:document-statistic meta:table-count="2" meta:image-count="0" meta:object-count="0" meta:page-count="3" meta:paragraph-count="154" meta:word-count="355" meta:character-count="2253" meta:non-whitespace-character-count="2029"/>
  </office:meta>
</office:document-meta>
</file>